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739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16.518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8.39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8.39cm" style:writing-mode="lr-tb"/>
      <style:paragraph-properties style:writing-mode="lr-tb"/>
    </style:style>
    <style:style style:name="gr7" style:family="graphic" style:parent-style-name="standard">
      <style:graphic-properties svg:stroke-color="#00e676" draw:fill-color="#8bc34a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svg:stroke-color="#00e676" draw:fill-color="#ffffff" draw:textarea-horizontal-align="justify" draw:textarea-vertical-align="middle" draw:auto-grow-height="false" fo:min-height="0.639cm" fo:min-width="4.453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8bc34a"/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09cm" svg:y1="5.826cm" svg:x2="5.699cm" svg:y2="9.89cm">
          <text:p/>
        </draw:line>
        <draw:line draw:style-name="gr2" draw:text-style-name="P1" draw:layer="layout" svg:x1="10.652cm" svg:y1="5.826cm" svg:x2="14.462cm" svg:y2="9.89cm">
          <text:p/>
        </draw:line>
        <draw:line draw:style-name="gr1" draw:text-style-name="P1" draw:layer="layout" svg:x1="9.89cm" svg:y1="3.286cm" svg:x2="9.89cm" svg:y2="4.937cm">
          <text:p/>
        </draw:line>
        <draw:line draw:style-name="gr1" draw:text-style-name="P1" draw:layer="layout" svg:x1="14.92cm" svg:y1="17.58cm" svg:x2="10.094cm" svg:y2="17.607cm">
          <text:p/>
        </draw:line>
        <draw:custom-shape draw:style-name="gr3" draw:text-style-name="P3" draw:layer="layout" svg:width="7.239cm" svg:height="2.54cm" svg:x="12.761cm" svg:y="16.31cm">
          <text:p text:style-name="P2"><text:span text:style-name="T1">display splits in d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126cm" svg:y1="11.611cm" svg:x2="7.046cm" svg:y2="16.31cm">
          <text:p/>
        </draw:line>
        <draw:line draw:style-name="gr1" draw:text-style-name="P1" draw:layer="layout" svg:x1="15.574cm" svg:y1="11.357cm" svg:x2="15.555cm" svg:y2="16.31cm">
          <text:p/>
        </draw:line>
        <draw:custom-shape draw:style-name="gr4" draw:text-style-name="P3" draw:layer="layout" svg:width="17.018cm" svg:height="2.54cm" svg:x="1.635cm" svg:y="1.035cm">
          <text:p text:style-name="P2"><text:span text:style-name="T1">click on word. select all characters up to the next full-stop, comma, semicolon, exclamation mark, question mark or 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89cm" svg:height="1.397cm" svg:x="6.064cm" svg:y="4.872cm">
          <text:p text:style-name="P2"><text:span text:style-name="T1">lookup word in i2h</text:span></text:p>
          <text:p text:style-name="P2"><text:span text:style-name="T1">(inflections to headword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1.11cm" svg:y="9.89cm">
          <text:p text:style-name="P2"><text:span text:style-name="T1">lookup word in deconstru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.158cm" svg:y="16.31cm">
          <text:p text:style-name="P2"><text:span text:style-name="T1">*algo to remove digits, replace last letters and lookup headwords in other dictiona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cm" svg:y="9.89cm">
          <text:p text:style-name="P2"><text:span text:style-name="T1">display headwords in DP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953cm" svg:height="0.889cm" svg:x="4.429cm" svg:y="7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53cm" svg:height="0.889cm" svg:x="4.429cm" svg:y="7.477cm">
          <text:p text:style-name="P2"><text:span text:style-name="T1">exist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53cm" svg:height="0.889cm" svg:x="10.779cm" svg:y="7.477cm">
          <text:p text:style-name="P2"><text:span text:style-name="T1">doesn't exis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3cm" svg:y1="12.119cm" svg:x2="6.03cm" svg:y2="16.31cm">
          <text:p/>
        </draw:line>
        <draw:custom-shape draw:style-name="gr8" draw:text-style-name="P5" draw:layer="layout" svg:width="4.953cm" svg:height="0.889cm" svg:x="7.046cm" svg:y="13.897cm">
          <text:p text:style-name="P2"><text:span text:style-name="T1">doesn't exis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53cm" svg:height="0.889cm" svg:x="13.015cm" svg:y="13.897cm">
          <text:p text:style-name="P2"><text:span text:style-name="T1">exis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dhirasa</meta:initial-creator>
    <meta:creation-date>2023-01-10T19:22:03.786911363</meta:creation-date>
    <dc:date>2023-07-25T13:12:35.327430573</dc:date>
    <dc:creator>Bodhirasa</dc:creator>
    <meta:editing-duration>PT11M41S</meta:editing-duration>
    <meta:editing-cycles>9</meta:editing-cycles>
    <meta:generator>LibreOffice/7.5.1.2$Linux_X86_64 LibreOffice_project/50$Build-2</meta:generator>
    <meta:document-statistic meta:object-count="18"/>
  </office:meta>
</office:document-meta>
</file>